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4.828cm"/>
    </style:style>
    <style:style style:name="Tabelle1.B" style:family="table-column">
      <style:table-column-properties style:column-width="12.171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le1.B1" style:family="table-cell">
      <style:table-cell-properties style:vertical-align="middle" style:border-line-width="0.002cm 0.088cm 0.002cm" fo:padding="0.049cm" fo:border="0.092cm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/>
      <style:text-properties fo:background-color="#00ff00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background-color="#00ff00"/>
    </style:style>
    <style:style style:name="P10" style:family="paragraph" style:parent-style-name="Preformatted_20_Text">
      <style:text-properties fo:background-color="#00ff00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fo:background-color="#00ff00"/>
    </style:style>
    <style:style style:name="P13" style:family="paragraph" style:parent-style-name="Heading_20_4">
      <style:text-properties style:font-name="Courier New" fo:font-size="10pt" fo:font-weight="normal" fo:background-color="#00ff00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text-properties fo:font-size="12pt" style:font-size-asian="12pt" style:font-size-complex="12pt"/>
    </style:style>
    <style:style style:name="P15" style:family="paragraph" style:parent-style-name="Text_20_body" style:list-style-name="L2">
      <style:text-properties fo:font-size="14pt" style:font-size-asian="14pt" style:font-size-complex="14pt"/>
    </style:style>
    <style:style style:name="P16" style:family="paragraph" style:parent-style-name="Text_20_body" style:list-style-name="L3">
      <style:text-properties fo:font-size="14pt" style:font-size-asian="14pt" style:font-size-complex="14pt"/>
    </style:style>
    <style:style style:name="P17" style:family="paragraph" style:parent-style-name="Text_20_body" style:list-style-name="L4">
      <style:text-properties fo:font-size="14pt" style:font-size-asian="14pt" style:font-size-complex="14pt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>
      <style:text-properties fo:font-weight="bold"/>
    </style:style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5">
      <style:paragraph-properties fo:margin-top="0cm" fo:margin-bottom="0cm"/>
    </style:style>
    <style:style style:name="P28" style:family="paragraph" style:parent-style-name="Text_20_body" style:list-style-name="L6">
      <style:paragraph-properties fo:margin-top="0cm" fo:margin-bottom="0cm"/>
    </style:style>
    <style:style style:name="P29" style:family="paragraph" style:parent-style-name="Text_20_body" style:list-style-name="L8">
      <style:paragraph-properties fo:margin-top="0cm" fo:margin-bottom="0cm"/>
    </style:style>
    <style:style style:name="P30" style:family="paragraph" style:parent-style-name="Text_20_body" style:list-style-name="L10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</style:style>
    <style:style style:name="P32" style:family="paragraph" style:parent-style-name="Heading_20_2">
      <style:text-properties fo:font-size="24pt" style:font-size-asian="24pt" style:font-size-complex="24pt"/>
    </style:style>
    <style:style style:name="P33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34" style:family="paragraph" style:parent-style-name="Heading_20_2">
      <style:text-properties fo:font-size="14pt" style:font-size-asian="14pt" style:font-size-complex="14pt"/>
    </style:style>
    <style:style style:name="P35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99284c"/>
    </style:style>
    <style:style style:name="T7" style:family="text">
      <style:text-properties fo:color="#99284c" fo:font-size="16pt" style:font-size-asian="16pt" style:font-size-complex="16pt"/>
    </style:style>
    <style:style style:name="T8" style:family="text">
      <style:text-properties fo:color="#99284c" fo:font-size="15pt" style:font-size-asian="15pt" style:font-size-complex="15pt"/>
    </style:style>
    <style:style style:name="T9" style:family="text">
      <style:text-properties fo:background-color="#00ff00"/>
    </style:style>
    <style:style style:name="T10" style:family="text">
      <style:text-properties fo:color="#8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 text:is-list-header="true">README for RetroShare</text:h>
      <text:p text:style-name="P5"/>
      <text:p text:style-name="P6">RetroShare web site<text:tab/><text:a xlink:type="simple" xlink:href="http://retroshare.sourceforge.net/">http://retroshare.sourceforge.net/</text:a></text:p>
      <text:p text:style-name="P6">Documentation<text:tab/><text:tab/><text:a xlink:type="simple" xlink:href="http://retroshare.sourceforge.net/doc.html">http://retroshare.sourceforge.net/doc.html</text:a></text:p>
      <text:p text:style-name="P6">Support<text:tab/><text:tab/><text:tab/><text:a xlink:type="simple" xlink:href="http://retroshare.sourceforge.net/support.html">http://retroshare.sourceforge.net/support.html</text:a></text:p>
      <text:p text:style-name="P6">Forums<text:tab/><text:tab/><text:tab/><text:a xlink:type="simple" xlink:href="http://retroshare.sourceforge.net/forum/">http://retroshare.sourceforge.net/forum/</text:a></text:p>
      <text:p text:style-name="P6">Wiki<text:tab/><text:tab/><text:tab/><text:tab/><text:a xlink:type="simple" xlink:href="http://retroshare.sourceforge.net/wiki/">http://retroshare.sourceforge.net/wiki/</text:a></text:p>
      <text:h text:style-name="P32" text:outline-level="2"><text:span text:style-name="T5">The Developers site<text:tab/></text:span><text:a xlink:type="simple" xlink:href="http://retroshare.sourceforge.net/developers.html"><text:span text:style-name="T5">http://retroshare.sourceforge.net/developers.html</text:span></text:a></text:h>
      <text:h text:style-name="P32" text:outline-level="2"><text:span text:style-name="T5">Project site<text:tab/><text:tab/><text:tab/></text:span><text:a xlink:type="simple" xlink:href="https://sourceforge.net/projects/retroshare"><text:span text:style-name="T5">https://sourceforge.net/projects/retroshare</text:span></text:a></text:h>
      <text:h text:style-name="P32" text:outline-level="2"><text:span text:style-name="T5">Contact: <text:tab/><text:tab/><text:tab/></text:span><text:a xlink:type="simple" xlink:href="mailto:retroshare@lunamutt.com"><text:span text:style-name="T5">retroshare@lunamutt.com</text:span></text:a><text:span text:style-name="T5"> ,</text:span><text:a xlink:type="simple" xlink:href="mailto:defnax@users.sourceforge.net"><text:span text:style-name="T5">defnax@users.sourceforge.net</text:span></text:a></text:h>
      <text:h text:style-name="P34" text:outline-level="2">REQUIREMENTS</text:h>
      <text:p text:style-name="P8">Libraries/Tools:</text:p>
      <text:list xml:id="list43659680" text:style-name="L1">
        <text:list-item>
          <text:p text:style-name="P14">C/C++ Compiler<text:tab/>(standard on Linux/cygwin)</text:p>
        </text:list-item>
        <text:list-item>
          <text:p text:style-name="P14">OpenSSL-0.9.7g-xpgp http://www.lunamutt.com/retroshare/openssl-0.9.7g-xpgp-0.1c.tgz</text:p>
        </text:list-item>
        <text:list-item>
          <text:p text:style-name="P14">miniupnpc <text:tab/><text:tab/>http://miniupnp.free.fr/files/download.php?file=miniupnpc-1.0.tar.gz</text:p>
        </text:list-item>
        <text:list-item>
          <text:p text:style-name="P14">Qt &gt;= 4.4.x <text:s/><text:tab/><text:tab/>http://trolltech.com/downloads/opensource</text:p>
        </text:list-item>
      </text:list>
      <text:p text:style-name="P8"/>
      <text:p text:style-name="P7"><text:span text:style-name="T2">RetroShare Source Code:</text:span> ( from sf.net/projects/retroshare)</text:p>
      <text:list xml:id="list43670016" text:style-name="L2">
        <text:list-item>
          <text:p text:style-name="P15">Qt-GUI-XXX.tgz</text:p>
        </text:list-item>
        <text:list-item>
          <text:p text:style-name="P15">retroshare-src-v0.4.XXX.tgz </text:p>
        </text:list-item>
      </text:list>
      <text:p text:style-name="P7"/>
      <text:p text:style-name="P7"><text:span text:style-name="T2">Latest RetroShare sources from (SVN) sourceforge.net:</text:span><text:tab/></text:p>
      <text:list xml:id="list43676004" text:style-name="L3">
        <text:list-item>
          <text:p text:style-name="P16">svn co https://retroshare.svn.sourceforge.net/svnroot/retroshare retroshare</text:p>
        </text:list-item>
      </text:list>
      <text:p text:style-name="P7"/>
      <text:p text:style-name="P8">Windows Requirements:</text:p>
      <text:list xml:id="list43677484" text:style-name="L4">
        <text:list-item>
          <text:p text:style-name="P17">Cygwin (Windows Only) <text:tab/>http://www.cygwin.com/cygwin/setup.exe </text:p>
        </text:list-item>
        <text:list-item>
          <text:p text:style-name="P17">Pthreads (Windows Only) <text:s text:c="2"/><text:tab/>http://sourceware.org/pthreads-win32/ </text:p>
        </text:list-item>
        <text:list-item>
          <text:p text:style-name="P17">Zlib (Windows Only) <text:s text:c="6"/><text:tab/>http://www.zlib.net/</text:p>
        </text:list-item>
      </text:list>
      <text:p text:style-name="P7"/>
      <text:h text:style-name="P35" text:outline-level="2">Howto compile RetroShare on Linux</text:h>
      <text:h text:style-name="Heading_20_2" text:outline-level="2" text:is-list-header="true">Directory layout </text:h>
      <text:p text:style-name="Text_20_body">This article sticks to the following scheme: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Directory 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~ </text:p>
          </table:table-cell>
          <table:table-cell table:style-name="Tabelle1.B2" office:value-type="string">
            <text:p text:style-name="Table_20_Contents">Your home folder </text:p>
          </table:table-cell>
        </table:table-row>
        <table:table-row>
          <table:table-cell table:style-name="Tabelle1.A2" office:value-type="string">
            <text:p text:style-name="Table_20_Contents">~/src/miniupnpc-X.Y </text:p>
          </table:table-cell>
          <table:table-cell table:style-name="Tabelle1.B2" office:value-type="string">
            <text:p text:style-name="Table_20_Contents">miniupnpc directory </text:p>
          </table:table-cell>
        </table:table-row>
        <table:table-row>
          <table:table-cell table:style-name="Tabelle1.A2" office:value-type="string">
            <text:p text:style-name="Table_20_Contents">~/src/openssl-X-xpgp-Y </text:p>
          </table:table-cell>
          <table:table-cell table:style-name="Tabelle1.B2" office:value-type="string">
            <text:p text:style-name="Table_20_Contents">openssl with xpgp patches </text:p>
          </table:table-cell>
        </table:table-row>
        <table:table-row>
          <table:table-cell table:style-name="Tabelle1.A2" office:value-type="string">
            <text:p text:style-name="Table_20_Contents">~/src/retroshare </text:p>
          </table:table-cell>
          <table:table-cell table:style-name="Tabelle1.B2" office:value-type="string">
            <text:p text:style-name="Table_20_Contents">SVN checkout folder </text:p>
          </table:table-cell>
        </table:table-row>
        <table:table-row>
          <table:table-cell table:style-name="Tabelle1.A2" office:value-type="string">
            <text:p text:style-name="Table_20_Contents">~/src/retroshare/libretroshare </text:p>
          </table:table-cell>
          <table:table-cell table:style-name="Tabelle1.B2" office:value-type="string">
            <text:p text:style-name="Table_20_Contents">libretroshare </text:p>
          </table:table-cell>
        </table:table-row>
        <table:table-row>
          <table:table-cell table:style-name="Tabelle1.A2" office:value-type="string">
            <text:p text:style-name="Table_20_Contents">~/src/retroshare/retroshare-gui </text:p>
          </table:table-cell>
          <table:table-cell table:style-name="Tabelle1.B2" office:value-type="string">
            <text:p text:style-name="Table_20_Contents">Qt4 Retroshare GUI </text:p>
          </table:table-cell>
        </table:table-row>
        <table:table-row>
          <table:table-cell table:style-name="Tabelle1.A2" office:value-type="string">
            <text:p text:style-name="Table_20_Contents">~/lib </text:p>
          </table:table-cell>
          <table:table-cell table:style-name="Tabelle1.B2" office:value-type="string">
            <text:p text:style-name="Table_20_Contents">All the libraries required by Retroshare GUI (libssl.a, libcrypto.a, libretroshare.a,...) </text:p>
          </table:table-cell>
        </table:table-row>
      </table:table>
      <text:h text:style-name="Heading_20_2" text:outline-level="2" text:is-list-header="true"><text:bookmark text:name="Build_dependicies"/>Build dependicies </text:h>
      <text:p text:style-name="Text_20_body">Needed Packages for compiling Retroshare: </text:p>
      <text:list xml:id="list43665856" text:style-name="L5">
        <text:list-item>
          <text:p text:style-name="P27">libqt4-dev </text:p>
        </text:list-item>
        <text:list-item>
          <text:p text:style-name="P18">g++ </text:p>
        </text:list-item>
      </text:list>
      <text:p text:style-name="P4">$ sudo apt-get install libqt4-dev g++</text:p>
      <text:h text:style-name="Heading_20_2" text:outline-level="2" text:is-list-header="true"><text:bookmark text:name="Build_prerequisite_libraries"/>Build prerequisite libraries </text:h>
      <text:h text:style-name="Heading_20_3" text:outline-level="3" text:is-list-header="true"><text:bookmark text:name="Build_miniupnpc_-_mini_UPnP_client"/><text:span text:style-name="T8">Build miniupnpc - mini UPnP client</text:span> </text:h>
      <text:p text:style-name="Text_20_body">If your OS already has miniupnp client as a package, you can skip this step. </text:p>
      <text:p text:style-name="Text_20_body">Download miniupnp from <text:a xlink:type="simple" xlink:href="http://miniupnp.free.fr/">http://miniupnp.free.fr/</text:a>. You need the client distribution, not MiniUPNP daemon. Compatibility with different miniupnpc version: 1.0 - official version bundled with RetroShare, 1.2 works but not fully tested yet. </text:p>
      <text:p text:style-name="Text_20_body"><text:span text:style-name="T4">Build</text:span> </text:p>
      <text:p text:style-name="P9">$ cd ~/src</text:p>
      <text:p text:style-name="P9">$ wget http://miniupnp.free.fr/files/download.php?file=miniupnpc-1.2.tar.gz</text:p>
      <text:p text:style-name="P9">$ tar -xzvf miniupnpc-1.2.tar.gz</text:p>
      <text:p text:style-name="P9">$ cd miniupnpc-1.2</text:p>
      <text:p text:style-name="P4">$ make</text:p>
      <text:p text:style-name="Text_20_body"><text:span text:style-name="T1">Testing</text:span><text:line-break/>Test miniupnpc by running <text:span text:style-name="T3">upnpc-static</text:span> utility it builds. If upnpc is able to find your router (UPNP device), it will show a list of mappings on it: </text:p>
      <text:p text:style-name="P9">$ ./upnpc-static -l</text:p>
      <text:p text:style-name="P9">upnpc : miniupnpc library test client. (c) 2006-2008 Thomas Bernard</text:p>
      <text:p text:style-name="P9"><text:soft-page-break/>...</text:p>
      <text:p text:style-name="P9">ExternalIPAddress = 1.2.3.4</text:p>
      <text:p text:style-name="P9">0 UDP 40950-&gt;192.168.1.3:40950 'Azureus UPnP 50950 UDP' ''</text:p>
      <text:p text:style-name="P9">1 TCP 20950-&gt;192.168.1.3:20950 'Azureus UPnP 50950 TCP' ''</text:p>
      <text:p text:style-name="P4">...</text:p>
      <text:p text:style-name="Text_20_body"><text:span text:style-name="T1">Copy miniupnpc library to the library folder</text:span>: </text:p>
      <text:p text:style-name="P4">$ cp libminiupnpc.a ~/lib</text:p>
      <text:p text:style-name="Text_20_body"/>
      <text:h text:style-name="Heading_20_3" text:outline-level="3" text:is-list-header="true"><text:bookmark text:name="Build_openssl-xpgp_.28openssl_with_xpgp_patches.29"/><text:span text:style-name="T8">Build openssl-xpgp (openssl with xpgp patches)</text:span> </text:h>
      <text:p text:style-name="Text_20_body">RetroShare uses openssl SSL library with special patches to implement authentication in web of trust. You have choice of two openssl versions, openssl-0.9.7g (old openssl release from year 2005, but extensively tested with RetroShare) or openssl-0.9.8h (up to date but not fully tested). </text:p>
      <text:p text:style-name="Text_20_body"/>
      <text:h text:style-name="Heading_20_4" text:outline-level="4" text:is-list-header="true"><text:bookmark text:name="Building_openssl-0.9.7g_.28option_1.29"/><text:span text:style-name="T8">Building openssl-0.9.7g (option 1)</text:span> </text:h>
      <text:p text:style-name="Text_20_body">You can either download patched openssl sources from <text:a xlink:type="simple" xlink:href="http://www.lunamutt.com/retroshare/openssl-0.9.7g-xpgp-0.1c.tgz">http://www.lunamutt.com/retroshare/openssl-0.9.7g-xpgp-0.1c.tgz</text:a> or download patches against official openssl sources from the same site if you prefer to patch openssl yourself). </text:p>
      <text:p text:style-name="Text_20_body"><text:span text:style-name="T1">Build</text:span><text:line-break/><text:span text:style-name="T3">Important: do not run make install as it may overwrite the system openssl and could break your system</text:span> </text:p>
      <text:p text:style-name="P9">$ cd ~/src</text:p>
      <text:p text:style-name="P9">$ wget http://www.lunamutt.com/retroshare/openssl-0.9.7g-xpgp-0.1c.tgz</text:p>
      <text:p text:style-name="P9">$ tar -xzvf openssl-0.9.7g-xpgp-0.1c.tgz</text:p>
      <text:p text:style-name="P9">$ cd openssl-0.9.7g-xpgp-0.1c</text:p>
      <text:p text:style-name="P9">$ ./config --openssldir=/etc/ssl-xpgp no-shared </text:p>
      <text:p text:style-name="P9">$ make</text:p>
      <text:p text:style-name="P4">...</text:p>
      <text:p text:style-name="Text_20_body"><text:span text:style-name="T1">Copy libssl and libcrypto to the library folder</text:span>: </text:p>
      <text:p text:style-name="P9">$ cp libssl.a ~/lib</text:p>
      <text:h text:style-name="P13" text:outline-level="4" text:is-list-header="true">$ cp libcrypto.a ~/lib</text:h>
      <text:h text:style-name="Heading_20_4" text:outline-level="4"><text:bookmark text:name="Building_openssl-0.9.8h_.28option_2.29"/><text:span text:style-name="T8">Building openssl-0.9.8h (option 2)</text:span> </text:h>
      <text:p text:style-name="Text_20_body"><text:span text:style-name="T1">Under construction - do not use this yet</text:span> </text:p>
      <text:list xml:id="list43683682" text:style-name="L6">
        <text:list-item>
          <text:p text:style-name="P28">Download openssl-0.9.8h from www.openssl.org: <text:a xlink:type="simple" xlink:href="http://www.openssl.org/source/openssl-0.9.8h.tar.gz">http://www.openssl.org/source/openssl-0.9.8h.tar.gz</text:a> </text:p>
        </text:list-item>
        <text:list-item>
          <text:p text:style-name="P28">Download new files openssl-0.9.8h-xpgp-0.1c-newfiles.tgz </text:p>
        </text:list-item>
        <text:list-item>
          <text:p text:style-name="P28">Download openssl-0.9.8h-xpgp-0.1c.patch </text:p>
        </text:list-item>
        <text:list-item>
          <text:p text:style-name="P28">Untar the new files over openssl distribution </text:p>
        </text:list-item>
        <text:list-item>
          <text:p text:style-name="P28">Patch openssl with xpgp patches: patch -p0 &lt; openssl-0.9.8h-xpgp-0.1c.patch </text:p>
        </text:list-item>
        <text:list-item>
          <text:p text:style-name="P28">Configure: <text:span text:style-name="T3">./config --openssldir=/etc/ssl-xpgp no-shared </text:span></text:p>
          <text:list>
            <text:list-item>
              <text:p text:style-name="P19">no-shared ensures that only static (.a) libraries are built </text:p>
            </text:list-item>
          </text:list>
        </text:list-item>
      </text:list>
      <text:list xml:id="list43682821" text:style-name="L7">
        <text:list-item>
          <text:p text:style-name="P20">Run test of compiled openssl-xpgp: </text:p>
        </text:list-item>
      </text:list>
      <text:p text:style-name="Text_20_body"><text:span text:style-name="T9">cd test ../util/shlib_wrap.sh ssltest</text:span> </text:p>
      <text:h text:style-name="Heading_20_2" text:outline-level="2" text:is-list-header="true"><text:bookmark text:name="Build_RetroShare"/><text:soft-page-break/><text:span text:style-name="T6">Build RetroShare</text:span> </text:h>
      <text:h text:style-name="Heading_20_3" text:outline-level="3" text:is-list-header="true"><text:bookmark text:name="Obtain_latest_retroshare_sources_from_SVN"/>Obtain latest retroshare sources from SVN </text:h>
      <text:p text:style-name="Text_20_body">Source release is quite old at the moment and it is a good idea to obtain sources from subversion: </text:p>
      <text:p text:style-name="P9">$ cd ~/src</text:p>
      <text:p text:style-name="P9">$ svn co https://retroshare.svn.sourceforge.net/svnroot/retroshare/trunk retroshare</text:p>
      <text:p text:style-name="P9">...</text:p>
      <text:p text:style-name="P4">Checked out revision 1150.</text:p>
      <text:p text:style-name="Text_20_body">This should create ~/src/retroshare/libretroshare, ~/src/retroshare/retroshare-gui etc. </text:p>
      <text:h text:style-name="Heading_20_3" text:outline-level="3" text:is-list-header="true"><text:bookmark text:name="Build_libretroshare"/><text:span text:style-name="T7">Build libretroshare</text:span> </text:h>
      <text:list xml:id="list43662837" text:style-name="L9">
        <text:list-item>
          <text:list>
            <text:list-item>
              <text:p text:style-name="P22">Change <text:span text:style-name="T2">SSL_DIR</text:span> to point to your openssl-xpgp directory. Check that SSL_DIR really points to openssl-xpgp folder, because it's easy to have one "<text:span text:style-name="T2">../</text:span>" too much: </text:p>
            </text:list-item>
          </text:list>
        </text:list-item>
      </text:list>
      <text:p text:style-name="Preformatted_20_Text">libretroshare.pro:</text:p>
      <text:p text:style-name="Preformatted_20_Text"/>
      <text:p text:style-name="P9">DEFINES *= <text:s/>PQI_USE_XPGP MINIUPNPC_VERSION=10</text:p>
      <text:p text:style-name="P9"/>
      <text:p text:style-name="P9">SSL_DIR=../../../../openssl-0.9.7g-xpgp-0.1c</text:p>
      <text:p text:style-name="P9">UPNPC_DIR=../../../../miniupnpc-1.0</text:p>
      <text:p text:style-name="P9"/>
      <text:p text:style-name="P4">INCLUDEPATH += . $${SSL_DIR}/include $${UPNPC_DIR}</text:p>
      <text:p text:style-name="P9"/>
      <text:list xml:id="list43667372" text:style-name="L10">
        <text:list-item>
          <text:list>
            <text:list-item>
              <text:p text:style-name="P30">Change <text:span text:style-name="T2">UPNPC_DIR</text:span> to point to your miniupnp directory </text:p>
            </text:list-item>
            <text:list-item>
              <text:p text:style-name="P23">Change DEFINES += -DMINIUPNPC_VERSION=12 to match your miniupnpc version (10 for 1.0 or 12 for 1.2) </text:p>
            </text:list-item>
            <text:list-item>
              <text:p text:style-name="P23"><text:span text:style-name="T3">64bit Notice</text:span>: </text:p>
            </text:list-item>
            <text:list-item text:style-override="L12">
              <text:p text:style-name="P26">If youre using a 64bit Linux you must remove the <text:span text:style-name="T1">-marchi=686</text:span> option in this line: BIOCFLAGS = -I $(SSL_DIR)/include ${DEFINES} -DOPENSSL_THREADS -D_REENTRANT -DDSO_DLFCN -DHAVE_DLFCN_H -DOPENSSL_NO_KRB5 -DL_ENDIAN -DTERMIO -O3 -fomit-frame-pointer <text:span text:style-name="T1">-march=i686</text:span> -Wall -DSHA1_ASM -DMD5_ASM -DRMD160_ASM </text:p>
            </text:list-item>
          </text:list>
        </text:list-item>
      </text:list>
      <text:p text:style-name="Text_20_body"><text:line-break/><text:span text:style-name="T10">Build</text:span></text:p>
      <text:p text:style-name="P9">$ cd ~/src/retroshare/libretroshare/src</text:p>
      <text:p text:style-name="P9">$ qmake</text:p>
      <text:p text:style-name="P9">$ make</text:p>
      <text:p text:style-name="P9">..</text:p>
      <text:p text:style-name="P4">$ <text:s/>cp lib/libretroshare.a ~/lib</text:p>
      <text:p text:style-name="Text_20_body"><text:span text:style-name="T1">Troubleshooting</text:span><text:line-break/>You get miniupnpc errors, "error: too few arguments to function 'UPNPDev* upnpDiscover(int, const char*, const char*, int)'"<text:line-break/>Possible cause: you're using miniupnpc version 1.2 but config-linux.mk says 1.0 </text:p>
      <text:p text:style-name="Text_20_body">Then edit in "libretroshare/src/upnp/upnputil.c" and go on line 150 and Edit to this one: </text:p>
      <text:p text:style-name="P2">eport, iport, iaddr, 0, proto); </text:p>
      <text:h text:style-name="Heading_20_3" text:outline-level="3" text:is-list-header="true"><text:bookmark text:name="Build_retroshare_GUI"/><text:soft-page-break/><text:span text:style-name="T7">Build retroshare GUI</text:span> </text:h>
      <text:p text:style-name="Text_20_body"><text:span text:style-name="T1">Check</text:span><text:line-break/>Check that all the libraries are compiled and path to libraries folder in RetroShare.pro is correct: </text:p>
      <text:p text:style-name="P9">$ cd ~/src/retroshare/retroshare-gui/src</text:p>
      <text:p text:style-name="P9">$ ls ../../../../lib <text:s text:c="2"/>&lt;--- that's my -L path from RetroShare.pro</text:p>
      <text:p text:style-name="P9">libcrypto.a libminiupnpc.a <text:s/>libretroshare.a <text:s/>libssl.a</text:p>
      <text:p text:style-name="Text_20_body">If some libraries are not there, you probably forgot to copy them. If path to lib is wrong, correct it in RetroShare.pro. </text:p>
      <text:p text:style-name="P24"/>
      <text:p text:style-name="Text_20_body"><text:span text:style-name="T1">Build</text:span> Run </text:p>
      <text:p text:style-name="P9">$ cd ~/src/retroshare/retroshare-gui/src</text:p>
      <text:p text:style-name="P9">$ qmake</text:p>
      <text:p text:style-name="P4">$ make</text:p>
      <text:p text:style-name="Text_20_body"/>
      <text:p text:style-name="Text_20_body"><text:line-break/><text:span text:style-name="T1">Troubleshooting</text:span><text:line-break/>Most common troubles are missing includes </text:p>
      <text:list xml:id="list43658284" text:style-name="L11">
        <text:list-item>
          <text:p text:style-name="P31">if gcc says "find" is unknown <text:span text:style-name="T3">(no matching function for call to 'find(std::_List_iterator...)</text:span>, add <text:span text:style-name="T3">#include &lt;algorithm&gt;</text:span> </text:p>
        </text:list-item>
        <text:list-item>
          <text:p text:style-name="P31">if std::bad_cast is unknown, add <text:span text:style-name="T3">#include &lt;typeinfo&gt;</text:span> </text:p>
        </text:list-item>
        <text:list-item>
          <text:p text:style-name="P25">If on the link stage you receive lot of undefined reference errors ("undefined reference to `generate_xpgp' etc), all mentioning pgp: it's likely that you link to standard libssl.a and libcrypto.a instead of openssl-xpgp versions. This can happen if libraries are not found: linker silently uses standard libraries instead, because openssl is installed on all systems. </text:p>
        </text:list-item>
      </text:list>
      <text:p text:style-name="Text_20_body"><text:line-break/>If compilation was successful, you should be able to start RetroShare executable: </text:p>
      <text:p text:style-name="P4">$ ./RetroShare</text:p>
      <text:p text:style-name="P2"/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11-04T19:03:47</meta:creation-date>
    <dc:date>2009-05-02T00:00:53.97</dc:date>
    <meta:editing-cycles>8</meta:editing-cycles>
    <meta:editing-duration>PT02H06M12S</meta:editing-duration>
    <meta:document-statistic meta:table-count="1" meta:image-count="0" meta:object-count="0" meta:page-count="5" meta:paragraph-count="137" meta:word-count="878" meta:character-count="7154"/>
    <meta:user-defined meta:name="Info 1"/>
    <meta:user-defined meta:name="Info 2"/>
    <meta:user-defined meta:name="Info 3"/>
    <meta:user-defined meta:name="Info 4"/>
  </office:meta>
</office:document-meta>
</file>